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1.4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000000" fo:border="0.74pt solid #000000"/>
    </style:style>
    <style:style style:name="ce5" style:family="table-cell" style:parent-style-name="Default">
      <style:table-cell-properties fo:background-color="#000000" fo:border="0.74pt solid #000000"/>
      <style:text-properties fo:color="#000000"/>
    </style:style>
    <style:style style:name="ce7" style:family="table-cell" style:parent-style-name="Default" style:data-style-name="N130">
      <style:table-cell-properties fo:border="0.74pt solid #000000"/>
    </style:style>
    <style:style style:name="ce8" style:family="table-cell" style:parent-style-name="Default" style:data-style-name="N1">
      <style:table-cell-properties fo:border="0.74pt solid #000000"/>
    </style:style>
    <style:style style:name="ce9" style:family="table-cell" style:parent-style-name="Default" style:data-style-name="N132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default-cell-style-name="Default"/>
        <table:table-row table:style-name="ro1">
          <table:table-cell table:style-name="Default" table:number-columns-repeated="2"/>
          <table:table-cell table:style-name="ce3" office:value-type="string" calcext:value-type="string" table:number-columns-spanned="4" table:number-rows-spanned="1">
            <text:p>METHODS</text:p>
          </table:table-cell>
          <table:covered-table-cell table:number-columns-repeated="3"/>
          <table:table-cell/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Rubric</text:p>
          </table:table-cell>
          <table:table-cell table:style-name="ce4" office:value-type="string" calcext:value-type="string">
            <text:p>ACJ</text:p>
          </table:table-cell>
          <table:table-cell table:style-name="ce4" office:value-type="string" calcext:value-type="string">
            <text:p>ACJ variant</text:p>
          </table:table-cell>
          <table:table-cell table:style-name="ce4" office:value-type="string" calcext:value-type="string">
            <text:p>CTJ</text:p>
          </table:table-cell>
          <table:table-cell/>
        </table:table-row>
        <table:table-row table:style-name="ro1">
          <table:table-cell table:style-name="ce1" office:value-type="string" calcext:value-type="string">
            <text:p>romain</text:p>
          </table:table-cell>
          <table:table-cell office:value-type="string" calcext:value-type="string">
            <text:p>time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9512" calcext:value-type="float">
            <text:p>0,9512</text:p>
          </table:table-cell>
          <table:table-cell office:value-type="float" office:value="0.9019" calcext:value-type="float">
            <text:p>0,9019</text:p>
          </table:table-cell>
          <table:table-cell office:value-type="float" office:value="0.9461" calcext:value-type="float">
            <text:p>0,9461</text:p>
          </table:table-cell>
          <table:table-cell office:value-type="float" office:value="0.9712" calcext:value-type="float">
            <text:p>0,97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eratio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inversion error</text:p>
          </table:table-cell>
          <table:table-cell table:style-name="ce6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an scale error</text:p>
          </table:table-cell>
          <table:table-cell table:style-name="ce5"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enjamin</text:p>
          </table:table-cell>
          <table:table-cell office:value-type="string" calcext:value-type="string">
            <text:p>time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7902" calcext:value-type="float">
            <text:p>0,7902</text:p>
          </table:table-cell>
          <table:table-cell office:value-type="float" office:value="0.9352" calcext:value-type="float">
            <text:p>0,9352</text:p>
          </table:table-cell>
          <table:table-cell office:value-type="float" office:value="0.9578" calcext:value-type="float">
            <text:p>0,9578</text:p>
          </table:table-cell>
          <table:table-cell office:value-type="float" office:value="0.7567" calcext:value-type="float">
            <text:p>0,75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eratio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inversion error</text:p>
          </table:table-cell>
          <table:table-cell table:style-name="ce6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an scale error</text:p>
          </table:table-cell>
          <table:table-cell table:style-name="ce6"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paul</text:p>
          </table:table-cell>
          <table:table-cell office:value-type="string" calcext:value-type="string">
            <text:p>time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9429" calcext:value-type="float">
            <text:p>0,9429</text:p>
          </table:table-cell>
          <table:table-cell office:value-type="float" office:value="0.9329" calcext:value-type="float">
            <text:p>0,9329</text:p>
          </table:table-cell>
          <table:table-cell office:value-type="float" office:value="0.9088" calcext:value-type="float">
            <text:p>0,9088</text:p>
          </table:table-cell>
          <table:table-cell office:value-type="float" office:value="0.9572" calcext:value-type="float">
            <text:p>0,95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eratio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inversion error</text:p>
          </table:table-cell>
          <table:table-cell table:style-name="ce6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an scale error</text:p>
          </table:table-cell>
          <table:table-cell table:style-name="ce6"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clemence</text:p>
          </table:table-cell>
          <table:table-cell office:value-type="string" calcext:value-type="string">
            <text:p>time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style-name="ce7" office:value-type="float" office:value="0.921151216409604" calcext:value-type="float">
            <text:p>0,9212</text:p>
          </table:table-cell>
          <table:table-cell table:style-name="ce7" office:value-type="float" office:value="0.918236056894455" calcext:value-type="float">
            <text:p>0,9182</text:p>
          </table:table-cell>
          <table:table-cell table:style-name="ce7" office:value-type="float" office:value="0.934697125737291" calcext:value-type="float">
            <text:p>0,9347</text:p>
          </table:table-cell>
          <table:table-cell table:style-name="ce7" office:value-type="float" office:value="0.981725652655262" calcext:value-type="float">
            <text:p>0,98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eratio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inversion error</text:p>
          </table:table-cell>
          <table:table-cell table:style-name="ce6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an scale error</text:p>
          </table:table-cell>
          <table:table-cell table:style-name="ce6"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eric</text:p>
          </table:table-cell>
          <table:table-cell office:value-type="string" calcext:value-type="string">
            <text:p>time</text:p>
          </table:table-cell>
          <table:table-cell office:value-type="float" office:value="191" calcext:value-type="float">
            <text:p>191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6367" calcext:value-type="float">
            <text:p>0,6367</text:p>
          </table:table-cell>
          <table:table-cell office:value-type="float" office:value="0.9461" calcext:value-type="float">
            <text:p>0,9461</text:p>
          </table:table-cell>
          <table:table-cell office:value-type="float" office:value="0.9161" calcext:value-type="float">
            <text:p>0,9161</text:p>
          </table:table-cell>
          <table:table-cell office:value-type="float" office:value="0.7951" calcext:value-type="float">
            <text:p>0,79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eratio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inversion error</text:p>
          </table:table-cell>
          <table:table-cell table:style-name="ce6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an scale error</text:p>
          </table:table-cell>
          <table:table-cell table:style-name="ce6" table:number-columns-repeated="3"/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8">
      <number:number number:decimal-places="15" number:min-decimal-places="15" number:min-integer-digits="1"/>
    </number:number-style>
    <number:number-style style:name="N119">
      <number:number number:decimal-places="16" number:min-decimal-places="16" number:min-integer-digits="1"/>
    </number:number-style>
    <number:number-style style:name="N120">
      <number:number number:decimal-places="17" number:min-decimal-places="17" number:min-integer-digits="1"/>
    </number:number-style>
    <number:number-style style:name="N121">
      <number:number number:decimal-places="18" number:min-decimal-places="18" number:min-integer-digits="1"/>
    </number:number-style>
    <number:number-style style:name="N122">
      <number:number number:decimal-places="19" number:min-decimal-places="19" number:min-integer-digits="1"/>
    </number:number-style>
    <number:number-style style:name="N123">
      <number:number number:decimal-places="20" number:min-decimal-places="20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5">00/00/0000</text:date>, <text:time style:data-style-name="N2" text:time-value="08:37:38.1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4T10:01:06.955000000</meta:creation-date>
    <dc:date>2024-07-05T09:54:08.659000000</dc:date>
    <meta:editing-duration>PT1H22M38S</meta:editing-duration>
    <meta:editing-cycles>8</meta:editing-cycles>
    <meta:generator>LibreOffice/24.2.0.3$Windows_x86 LibreOffice_project/da48488a73ddd66ea24cf16bbc4f7b9c08e9bea1</meta:generator>
    <meta:document-statistic meta:table-count="1" meta:cell-count="115" meta:object-count="0"/>
  </office:meta>
</office:document-meta>
</file>